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708in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0% 100%" fo:font-weight="bold" style:font-weight-asian="bold" style:font-weight-complex="bold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ad62f" officeooo:paragraph-rsid="001ad62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20ee38"/>
    </style:style>
    <style:style style:name="P10" style:family="paragraph" style:parent-style-name="Standard" style:list-style-name="L1">
      <style:text-properties style:text-position="0% 100%"/>
    </style:style>
    <style:style style:name="P11" style:family="paragraph" style:parent-style-name="Standard" style:list-style-name="L1">
      <style:text-properties style:text-position="0% 100%" officeooo:paragraph-rsid="0020ee38"/>
    </style:style>
    <style:style style:name="P12" style:family="paragraph" style:parent-style-name="Standard" style:list-style-name="L2">
      <style:text-properties style:text-position="0% 100%"/>
    </style:style>
    <style:style style:name="P13" style:family="paragraph" style:parent-style-name="Standard" style:list-style-name="L2">
      <style:text-properties style:text-position="0% 100%" officeooo:paragraph-rsid="0025916a"/>
    </style:style>
    <style:style style:name="P14" style:family="paragraph" style:parent-style-name="Standard" style:list-style-name="L2">
      <style:text-properties style:text-position="0% 100%" fo:font-weight="bold" style:font-weight-asian="bold" style:font-weight-complex="bold"/>
    </style:style>
    <style:style style:name="P15" style:family="paragraph" style:parent-style-name="Standard" style:list-style-name="L2">
      <style:text-properties style:text-position="0% 100%" fo:font-weight="normal" style:font-weight-asian="normal" style:font-weight-complex="normal"/>
    </style:style>
    <style:style style:name="P16" style:family="paragraph" style:parent-style-name="Standard" style:list-style-name="L2">
      <style:text-properties style:text-position="0% 100%" fo:font-weight="normal" officeooo:paragraph-rsid="0025916a" style:font-weight-asian="normal" style:font-weight-complex="normal"/>
    </style:style>
    <style:style style:name="P17" style:family="paragraph" style:parent-style-name="Standard" style:list-style-name="L2"/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a40f3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40f3"/>
    </style:style>
    <style:style style:name="T8" style:family="text">
      <style:text-properties officeooo:rsid="001ad62f"/>
    </style:style>
    <style:style style:name="T9" style:family="text">
      <style:text-properties officeooo:rsid="001b78f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6239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ster Method for solving recurrences</text:p>
      <text:p text:style-name="Standard"/>
      <text:p text:style-name="P1">The Master Theorem<text:span text:style-name="T11">(Figure 2)</text:span></text:p>
      <text:list xml:id="list4859987890867832123" text:style-name="L1">
        <text:list-item>
          <text:p text:style-name="P8">The master method is a black box for solving recurrences.</text:p>
        </text:list-item>
        <text:list-item>
          <text:p text:style-name="P8">The assumption is that all subproblems have equal size. Thus it applies to recurrences of the form</text:p>
          <text:list>
            <text:list-header>
              <text:p text:style-name="P8"><text:span text:style-name="T2"><draw:frame draw:style-name="fr1" draw:name="Object31" text:anchor-type="as-char" svg:y="-0.2646in" svg:width="1.5425in" svg:height="0.4339in" draw:z-index="1"><draw:object xlink:href="./Object 31" xlink:type="simple" xlink:show="embed" xlink:actuate="onLoad"/><draw:image xlink:href="./ObjectReplacements/Object 31" xlink:type="simple" xlink:show="embed" xlink:actuate="onLoad"/></draw:frame></text:span><text:span text:style-name="T2"> <text:s text:c="3"/>------------- (*)</text:span></text:p>
              <text:list>
                <text:list-header>
                  <text:p text:style-name="P10"><text:span text:style-name="T10">a</text:span> = Number of <text:span text:style-name="T9">immediate </text:span>recursive calls ( &gt;= 1)</text:p>
                  <text:p text:style-name="P10"><text:span text:style-name="T10">b</text:span> = Factor by which the input shrinks before each recursive call(&gt;1)</text:p>
                  <text:p text:style-name="P10"><text:span text:style-name="T10">d</text:span> = exponent in the running time of the combine step</text:p>
                </text:list-header>
              </text:list>
            </text:list-header>
          </text:list>
        </text:list-item>
        <text:list-item>
          <text:p text:style-name="P11">The Master theorem gives the running time of the above types of recurrences as</text:p>
          <text:list>
            <text:list-header>
              <text:p text:style-name="P9"><text:span text:style-name="T2"><text:s/></text:span><text:span text:style-name="T2"><draw:frame draw:style-name="fr1" draw:name="Object33" text:anchor-type="as-char" svg:y="-0.4429in" svg:width="2.0193in" svg:height="0.7764in" draw:z-index="12"><draw:object xlink:href="./Object 33" xlink:type="simple" xlink:show="embed" xlink:actuate="onLoad"/><draw:image xlink:href="./ObjectReplacements/Object 33" xlink:type="simple" xlink:show="embed" xlink:actuate="onLoad"/></draw:frame></text:span></text:p>
              <text:p text:style-name="P11">Note that the base of the logarithm is not specified as the big-O notation subsumes the constant base.</text:p>
            </text:list-header>
          </text:list>
        </text:list-item>
      </text:list>
      <text:p text:style-name="P3"/>
      <text:p text:style-name="P3">Interpretation</text:p>
      <text:list xml:id="list2337659155413073984" text:style-name="L2">
        <text:list-item>
          <text:p text:style-name="P12">Consider the recursion tree representing the running time of a typical divide and conquer algorithm.</text:p>
        </text:list-item>
        <text:list-item>
          <text:p text:style-name="P17"><text:span text:style-name="T2">Number of subproblems at level </text:span><text:span text:style-name="T4">j</text:span><text:span text:style-name="T2"> = </text:span><text:span text:style-name="T1"><draw:frame draw:style-name="fr1" draw:name="Object17" text:anchor-type="as-char" svg:y="-0.172in" svg:width="0.2134in" svg:height="0.2075in" draw:z-index="13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  <text:list-item>
          <text:p text:style-name="P17"><text:span text:style-name="T2">Size of each subproblem at level </text:span><text:span text:style-name="T4">j</text:span><text:span text:style-name="T2"> = </text:span><text:span text:style-name="T2"><draw:frame draw:style-name="fr1" draw:name="Object34" text:anchor-type="as-char" svg:y="-0.2654in" svg:width="0.3744in" svg:height="0.4598in" draw:z-index="15"><draw:object xlink:href="./Object 34" xlink:type="simple" xlink:show="embed" xlink:actuate="onLoad"/><draw:image xlink:href="./ObjectReplacements/Object 34" xlink:type="simple" xlink:show="embed" xlink:actuate="onLoad"/></draw:frame></text:span></text:p>
        </text:list-item>
        <text:list-item>
          <text:p text:style-name="P12">From (*) above we know that </text:p>
          <text:list>
            <text:list-header>
              <text:p text:style-name="P12">T(n) = (Number of recursive calls * Amount of work done by each recursive call) + <text:tab/>Amount of work done to combine the solutions of each sub-problems</text:p>
              <text:list>
                <text:list-item>
                  <text:list>
                    <text:list-header>
                      <text:p text:style-name="P12">= a * T(n/b) + O(n<text:span text:style-name="T1">d</text:span>)</text:p>
                    </text:list-header>
                  </text:list>
                </text:list-item>
              </text:list>
              <text:p text:style-name="P12">Thus, amount of work done to combine the solutions of the 'a' sub-problems <text:s/></text:p>
              <text:list text:continue-numbering="true">
                <text:list-header>
                  <text:p text:style-name="P17"><text:span text:style-name="T2">&lt;= </text:span><text:span text:style-name="T3">k</text:span><text:span text:style-name="T2"> * n</text:span><text:span text:style-name="T1">d </text:span><text:span text:style-name="T2">= </text:span><text:span text:style-name="T3">k</text:span><text:span text:style-name="T2"> * (input size)</text:span><text:span text:style-name="T1">d</text:span></text:p>
                </text:list-header>
              </text:list>
              <text:p text:style-name="P17">Thus amount of work done to combine the solutions of 'a' subproblems at <text:s/>level j<text:span text:style-name="T2"> </text:span></text:p>
              <text:list text:continue-numbering="true">
                <text:list-header>
                  <text:p text:style-name="P17"><text:span text:style-name="T2">&lt;</text:span>= <text:span text:style-name="T7">k</text:span> * (n / b<text:span text:style-name="T1">j</text:span>)<text:span text:style-name="T1">d</text:span></text:p>
                </text:list-header>
              </text:list>
              <text:p text:style-name="P12">Thus amount of work done to combine the solutions of 'a<text:span text:style-name="T1">j</text:span>' subproblems at <text:s/>level j </text:p>
              <text:list text:continue-numbering="true">
                <text:list-header>
                  <text:p text:style-name="P12">&lt;= a<text:span text:style-name="T1">j <text:s/></text:span>* <text:span text:style-name="T7">k</text:span> * (n / b<text:span text:style-name="T1">j</text:span>)<text:span text:style-name="T1">d </text:span>= c n<text:span text:style-name="T1">d <text:s/></text:span>(a / b<text:span text:style-name="T1">d</text:span>)<text:span text:style-name="T1">j</text:span></text:p>
                </text:list-header>
              </text:list>
              <text:p text:style-name="P12">Total work done at all levels = T(n) = c n<text:span text:style-name="T1">d <text:s/></text:span><text:span text:style-name="T1"><draw:frame draw:style-name="fr1" draw:name="Object1" text:anchor-type="as-char" svg:y="-0.2953in" svg:width="0.6783in" svg:height="0.468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header>
          </text:list>
        </text:list-item>
        <text:list-item>
          <text:p text:style-name="P14">Here 'a' can be seen as the rate at which the subproblem proliferates and</text:p>
        </text:list-item>
        <text:list-item>
          <text:p text:style-name="P14">b<text:span text:style-name="T1">d</text:span> can be seen as the rate at which the the work shrinks per subproblem. </text:p>
          <text:list>
            <text:list-header>
              <text:p text:style-name="P14">How?</text:p>
              <text:list>
                <text:list-header>
                  <text:p text:style-name="P12">Assume </text:p>
                  <text:list>
                    <text:list-header>
                      <text:p text:style-name="P12">Problem size = n,</text:p>
                      <text:p text:style-name="P12">t(combine) = n<text:span text:style-name="T1">2</text:span></text:p>
                      <text:p text:style-name="P12">Input size is halved. i.e. b = 2 and subproblem size = n/2.</text:p>
                    </text:list-header>
                  </text:list>
                  <text:p text:style-name="P12">Now t(combine of subproblem) = (n/2)<text:span text:style-name="T1">2</text:span> <text:s/>= n<text:span text:style-name="T1">2</text:span>/4</text:p>
                  <text:p text:style-name="P12">Shrinkage factor <text:span text:style-name="T7">of 'combine'</text:span>= n<text:span text:style-name="T1">2</text:span>/(n<text:span text:style-name="T1">2</text:span>/4) = 4 = 2<text:span text:style-name="T1">2</text:span> = b<text:span text:style-name="T1">d</text:span> </text:p>
                </text:list-header>
              </text:list>
            </text:list-header>
          </text:list>
        </text:list-item>
        <text:list-item>
          <text:p text:style-name="P12">The amount of work done to combine the solutions of all subproblems at level j can be seen as being determined by the ratio a / b<text:span text:style-name="T1">d</text:span>. i.e. by the domination of either the</text:p>
          <text:list>
            <text:list-item>
              <text:p text:style-name="P12">The rate of subproblem proliferation</text:p>
            </text:list-item>
            <text:list-item>
              <text:p text:style-name="P12">The rate of work shrinkage per subproblem</text:p>
            </text:list-item>
          </text:list>
        </text:list-item>
        <text:list-item>
          <text:p text:style-name="P12"><text:soft-page-break/>Thus the recursion tree can be seen as being of 3 types</text:p>
          <text:list>
            <text:list-item>
              <text:p text:style-name="P12">One in which the the rate of subproblem proliferation is <text:span text:style-name="T6">equal</text:span> to the rate at which work shrinks per subproblem</text:p>
              <text:list>
                <text:list-header>
                  <text:p text:style-name="P14">a = b<text:span text:style-name="T1">d</text:span></text:p>
                </text:list-header>
                <text:list-item>
                  <text:p text:style-name="P12">In this case the same amount of work is done at each level. </text:p>
                </text:list-item>
                <text:list-item>
                  <text:p text:style-name="P12">The running time = Amount of work done at a level * Number of levels</text:p>
                  <text:p text:style-name="P14">i.e., T(n) = cn<text:span text:style-name="T1">d</text:span> * log<text:span text:style-name="T5">b</text:span> n = O(n<text:span text:style-name="T1">d</text:span> log n)</text:p>
                </text:list-item>
                <text:list-item>
                  <text:p text:style-name="P15">More rigorously speaking,</text:p>
                  <text:p text:style-name="P16"><draw:frame draw:style-name="fr1" draw:name="Object35" text:anchor-type="as-char" svg:y="-0.2953in" svg:width="4.072in" svg:height="0.4898in" draw:z-index="22"><draw:object xlink:href="./Object 35" xlink:type="simple" xlink:show="embed" xlink:actuate="onLoad"/><draw:image xlink:href="./ObjectReplacements/Object 35" xlink:type="simple" xlink:show="embed" xlink:actuate="onLoad"/></draw:frame></text:p>
                </text:list-item>
              </text:list>
            </text:list-item>
            <text:list-item>
              <text:p text:style-name="P13">One in which the rate of subproblem proliferation is <text:span text:style-name="T6">lesser</text:span> than the rate at which work shrinks per subproblem.</text:p>
              <text:list>
                <text:list-header>
                  <text:p text:style-name="P14">a &lt; b<text:span text:style-name="T1">d</text:span></text:p>
                </text:list-header>
                <text:list-item>
                  <text:p text:style-name="P12">In this case the work done goes down over the levels. Seen intuitively, it is possible that the work done at the root dominates the work done in all other nodes. </text:p>
                  <text:p text:style-name="P14">i.e., T(n) = O(n<text:span text:style-name="T1">d</text:span>)</text:p>
                </text:list-item>
                <text:list-item>
                  <text:p text:style-name="P15">More rigorously speaking, let (a / b<text:span text:style-name="T1">d</text:span>)<text:span text:style-name="T1">j </text:span>= r, r &lt; 1 as a &lt; b<text:span text:style-name="T1">d</text:span></text:p>
                  <text:list>
                    <text:list-header>
                      <text:p text:style-name="P15">T(n) = c n<text:span text:style-name="T1">d <text:s/></text:span><text:span text:style-name="T1"><draw:frame draw:style-name="fr1" draw:name="Object4" text:anchor-type="as-char" svg:y="-0.2953in" svg:width="0.6783in" svg:height="0.468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= c n<text:span text:style-name="T1">d</text:span> <draw:frame draw:style-name="fr1" draw:name="Object5" text:anchor-type="as-char" svg:y="-0.2953in" svg:width="0.4598in" svg:height="0.46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= c n<text:span text:style-name="T1">d</text:span> <draw:frame draw:style-name="fr1" draw:name="Object6" text:anchor-type="as-char" svg:y="-0.2437in" svg:width="0.5256in" svg:height="0.4083in" draw:z-index="4"><draw:object xlink:href="./Object 6" xlink:type="simple" xlink:show="embed" xlink:actuate="onLoad"/><draw:image xlink:href="./ObjectReplacements/Object 6" xlink:type="simple" xlink:show="embed" xlink:actuate="onLoad"/></draw:frame>= O(n<text:span text:style-name="T1">d</text:span>)</text:p>
                    </text:list-header>
                  </text:list>
                </text:list-item>
              </text:list>
            </text:list-item>
            <text:list-item>
              <text:p text:style-name="P12">One in which the rate of subproblem proliferation is <text:span text:style-name="T6">greater</text:span> than the rate at which work shrinks per subproblem.</text:p>
              <text:list>
                <text:list-header>
                  <text:p text:style-name="P14">a &gt; b<text:span text:style-name="T1">d</text:span>.</text:p>
                </text:list-header>
                <text:list-item>
                  <text:p text:style-name="P12"><text:s/>In this case the work done increases with the number of levels. Seen intuitively, it is possible that the work done at leaves of the tree dominates the work done. </text:p>
                  <text:p text:style-name="P12">i.e., T(n) = O(number of leaves * work done at each leaf) = <draw:frame draw:style-name="fr1" draw:name="Object14" text:anchor-type="as-char" svg:y="-0.1752in" svg:width="0.3945in" svg:height="0.2102in" draw:z-index="23"><draw:object xlink:href="./Object 14" xlink:type="simple" xlink:show="embed" xlink:actuate="onLoad"/><draw:image xlink:href="./ObjectReplacements/Object 14" xlink:type="simple" xlink:show="embed" xlink:actuate="onLoad"/></draw:frame>* O(1)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= <draw:frame draw:style-name="fr1" draw:name="Object15" text:anchor-type="as-char" svg:y="-0.1752in" svg:width="0.3945in" svg:height="0.2102in" draw:z-index="24"><draw:object xlink:href="./Object 15" xlink:type="simple" xlink:show="embed" xlink:actuate="onLoad"/><draw:image xlink:href="./ObjectReplacements/Object 15" xlink:type="simple" xlink:show="embed" xlink:actuate="onLoad"/></draw:frame>= <draw:frame draw:style-name="fr1" draw:name="Object18" text:anchor-type="as-char" svg:y="-0.1752in" svg:width="0.6571in" svg:height="0.2228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More rigorously speaking, let (a / b<text:span text:style-name="T1">d</text:span>)<text:span text:style-name="T1">j </text:span>= r, r &gt; 1 as a &gt; b<text:span text:style-name="T1">d</text:span></text:p>
                  <text:list>
                    <text:list-header>
                      <text:p text:style-name="P15">T(n) =<text:span text:style-name="T1"><draw:frame draw:style-name="fr1" draw:name="Object7" text:anchor-type="as-char" svg:y="-0.2953in" svg:width="0.9398in" svg:height="0.468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= <draw:frame draw:style-name="fr1" draw:name="Object8" text:anchor-type="as-char" svg:y="-0.2953in" svg:width="0.7209in" svg:height="0.463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= <draw:frame draw:style-name="fr1" draw:name="Object9" text:anchor-type="as-char" svg:y="-0.2728in" svg:width="1.0839in" svg:height="0.422in" draw:z-index="7"><draw:object xlink:href="./Object 9" xlink:type="simple" xlink:show="embed" xlink:actuate="onLoad"/><draw:image xlink:href="./ObjectReplacements/Object 9" xlink:type="simple" xlink:show="embed" xlink:actuate="onLoad"/></draw:frame><text:span text:style-name="T1"> </text:span></text:p>
                      <text:p text:style-name="P15">Thus , T(n) &lt;=<text:span text:style-name="T1"> </text:span><text:span text:style-name="T1"><draw:frame draw:style-name="fr1" draw:name="Object10" text:anchor-type="as-char" svg:y="-0.2728in" svg:width="0.8618in" svg:height="0.422in" draw:z-index="8"><draw:object xlink:href="./Object 10" xlink:type="simple" xlink:show="embed" xlink:actuate="onLoad"/><draw:image xlink:href="./ObjectReplacements/Object 10" xlink:type="simple" xlink:show="embed" xlink:actuate="onLoad"/></draw:frame></text:span>= <draw:frame draw:style-name="fr1" draw:name="Object11" text:anchor-type="as-char" svg:y="-0.2445in" svg:width="1.0583in" svg:height="0.3937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=<draw:frame draw:style-name="fr1" draw:name="Object12" text:anchor-type="as-char" svg:y="-0.1772in" svg:width="0.8728in" svg:height="0.2252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5">= <draw:frame draw:style-name="fr1" draw:name="Object13" text:anchor-type="as-char" svg:y="-0.2701in" svg:width="1.0925in" svg:height="0.4429in" draw:z-index="11"><draw:object xlink:href="./Object 13" xlink:type="simple" xlink:show="embed" xlink:actuate="onLoad"/><draw:image xlink:href="./ObjectReplacements/Object 13" xlink:type="simple" xlink:show="embed" xlink:actuate="onLoad"/></draw:frame>= <draw:frame draw:style-name="fr1" draw:name="Object16" text:anchor-type="as-char" svg:y="-0.1752in" svg:width="0.6575in" svg:height="0.2228in" draw:z-index="14"><draw:object xlink:href="./Object 16" xlink:type="simple" xlink:show="embed" xlink:actuate="onLoad"/><draw:image xlink:href="./ObjectReplacements/Object 16" xlink:type="simple" xlink:show="embed" xlink:actuate="onLoad"/></draw:frame>= <draw:frame draw:style-name="fr1" draw:name="Object19" text:anchor-type="as-char" svg:y="-0.1772in" svg:width="0.7244in" svg:height="0.2252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3">Running time of various divide and conquer algorithms derived using the master theorem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Divide and Conquer Algorithm</text:p>
          </table:table-cell>
          <table:table-cell table:style-name="Table1.A1" office:value-type="string">
            <text:p text:style-name="P5">Recurrence relation</text:p>
          </table:table-cell>
          <table:table-cell table:style-name="Table1.A1" office:value-type="string">
            <text:p text:style-name="P5">Rate of subproblem proliferation </text:p>
            <text:p text:style-name="P5">vs </text:p>
            <text:p text:style-name="P5">Rate of work shrinkage at each subproblem</text:p>
          </table:table-cell>
          <table:table-cell table:style-name="Table1.D1" office:value-type="string">
            <text:p text:style-name="P5">Running time</text:p>
          </table:table-cell>
        </table:table-row>
        <table:table-row>
          <table:table-cell table:style-name="Table1.A2" office:value-type="string">
            <text:p text:style-name="P5">Merge <text:span text:style-name="T8">s</text:span>ort</text:p>
            <text:p text:style-name="P6">and</text:p>
            <text:p text:style-name="P6">Quick sort</text:p>
          </table:table-cell>
          <table:table-cell table:style-name="Table1.A2" office:value-type="string">
            <text:p text:style-name="P7"><draw:frame draw:style-name="fr1" draw:name="Object24" text:anchor-type="as-char" svg:y="-0.2437in" svg:width="1.4555in" svg:height="0.3929in" draw:z-index="31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7">a = 2, b = 2, d = 1</text:p>
          </table:table-cell>
          <table:table-cell table:style-name="Table1.A2" office:value-type="string">
            <text:p text:style-name="P7">a = b<text:span text:style-name="T1">d</text:span></text:p>
          </table:table-cell>
          <table:table-cell table:style-name="Table1.D2" office:value-type="string">
            <text:p text:style-name="P7">T(n) = O(n log n)</text:p>
          </table:table-cell>
        </table:table-row>
        <table:table-row>
          <table:table-cell table:style-name="Table1.A2" office:value-type="string">
            <text:p text:style-name="P5">Maximum sub-array</text:p>
          </table:table-cell>
          <table:table-cell table:style-name="Table1.A2" office:value-type="string">
            <text:p text:style-name="P7"><draw:frame draw:style-name="fr1" draw:name="Object32" text:anchor-type="as-char" svg:y="-0.2437in" svg:width="1.3752in" svg:height="0.3929in" draw:z-index="32"><draw:object xlink:href="./Object 32" xlink:type="simple" xlink:show="embed" xlink:actuate="onLoad"/><draw:image xlink:href="./ObjectReplacements/Object 32" xlink:type="simple" xlink:show="embed" xlink:actuate="onLoad"/></draw:frame></text:p>
            <text:p text:style-name="P7">a = 2, b = 2, d = 1</text:p>
          </table:table-cell>
          <table:table-cell table:style-name="Table1.A2" office:value-type="string">
            <text:p text:style-name="P7">a = b<text:span text:style-name="T1">d</text:span></text:p>
          </table:table-cell>
          <table:table-cell table:style-name="Table1.D2" office:value-type="string">
            <text:p text:style-name="P7">T(n) = O(n log n)</text:p>
          </table:table-cell>
        </table:table-row>
        <text:soft-page-break/>
        <table:table-row table:style-name="Table1.4">
          <table:table-cell table:style-name="Table1.A2" office:value-type="string">
            <text:p text:style-name="P5">Binary Search</text:p>
          </table:table-cell>
          <table:table-cell table:style-name="Table1.A2" office:value-type="string">
            <text:p text:style-name="P7"><draw:frame draw:style-name="fr1" draw:name="Object26" text:anchor-type="as-char" svg:y="-0.2437in" svg:width="1.3717in" svg:height="0.3929in" draw:z-index="17"><draw:object xlink:href="./Object 26" xlink:type="simple" xlink:show="embed" xlink:actuate="onLoad"/><draw:image xlink:href="./ObjectReplacements/Object 26" xlink:type="simple" xlink:show="embed" xlink:actuate="onLoad"/></draw:frame></text:p>
            <text:p text:style-name="P7">a = 1, b = 2, d = 0</text:p>
          </table:table-cell>
          <table:table-cell table:style-name="Table1.A2" office:value-type="string">
            <text:p text:style-name="P7">a = b<text:span text:style-name="T1">d</text:span></text:p>
          </table:table-cell>
          <table:table-cell table:style-name="Table1.D2" office:value-type="string">
            <text:p text:style-name="P7">T(n) = O(log n)</text:p>
          </table:table-cell>
        </table:table-row>
        <table:table-row>
          <table:table-cell table:style-name="Table1.A2" office:value-type="string">
            <text:p text:style-name="P5">Integer Multiplication</text:p>
          </table:table-cell>
          <table:table-cell table:style-name="Table1.A2" office:value-type="string">
            <text:p text:style-name="P7"><draw:frame draw:style-name="fr1" draw:name="Object27" text:anchor-type="as-char" svg:y="-0.2437in" svg:width="1.4598in" svg:height="0.3929in" draw:z-index="18"><draw:object xlink:href="./Object 27" xlink:type="simple" xlink:show="embed" xlink:actuate="onLoad"/><draw:image xlink:href="./ObjectReplacements/Object 27" xlink:type="simple" xlink:show="embed" xlink:actuate="onLoad"/></draw:frame></text:p>
            <text:p text:style-name="P7">a = 4, b = 2, d = 1</text:p>
          </table:table-cell>
          <table:table-cell table:style-name="Table1.A2" office:value-type="string">
            <text:p text:style-name="P7">a &gt; b<text:span text:style-name="T1">d</text:span></text:p>
          </table:table-cell>
          <table:table-cell table:style-name="Table1.D2" office:value-type="string">
            <text:p text:style-name="P7">T(n) = <draw:frame draw:style-name="fr1" draw:name="Object20" text:anchor-type="as-char" svg:y="-0.1752in" svg:width="0.6591in" svg:height="0.2228in" draw:z-index="19"><draw:object xlink:href="./Object 20" xlink:type="simple" xlink:show="embed" xlink:actuate="onLoad"/><draw:image xlink:href="./ObjectReplacements/Object 20" xlink:type="simple" xlink:show="embed" xlink:actuate="onLoad"/></draw:frame>= O(n<text:span text:style-name="T1">2</text:span><text:span text:style-name="T2">)</text:span></text:p>
          </table:table-cell>
        </table:table-row>
        <table:table-row>
          <table:table-cell table:style-name="Table1.A2" office:value-type="string">
            <text:p text:style-name="P5">Gaussian Integer Multiplication</text:p>
          </table:table-cell>
          <table:table-cell table:style-name="Table1.A2" office:value-type="string">
            <text:p text:style-name="P7"><draw:frame draw:style-name="fr1" draw:name="Object28" text:anchor-type="as-char" svg:y="-0.2437in" svg:width="1.4547in" svg:height="0.3929in" draw:z-index="20"><draw:object xlink:href="./Object 28" xlink:type="simple" xlink:show="embed" xlink:actuate="onLoad"/><draw:image xlink:href="./ObjectReplacements/Object 28" xlink:type="simple" xlink:show="embed" xlink:actuate="onLoad"/></draw:frame></text:p>
            <text:p text:style-name="P7">a = 3, b = 2, d = 1</text:p>
          </table:table-cell>
          <table:table-cell table:style-name="Table1.A2" office:value-type="string">
            <text:p text:style-name="P7">a &gt; b<text:span text:style-name="T1">d</text:span></text:p>
          </table:table-cell>
          <table:table-cell table:style-name="Table1.D2" office:value-type="string">
            <text:p text:style-name="P7">T(n) = <draw:frame draw:style-name="fr1" draw:name="Object21" text:anchor-type="as-char" svg:y="-0.1752in" svg:width="0.6543in" svg:height="0.2228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= O(n<text:span text:style-name="T1">1.58</text:span><text:span text:style-name="T2">)</text:span></text:p>
          </table:table-cell>
        </table:table-row>
        <table:table-row>
          <table:table-cell table:style-name="Table1.A2" office:value-type="string">
            <text:p text:style-name="P5">Matrix Multiplication</text:p>
          </table:table-cell>
          <table:table-cell table:style-name="Table1.A2" office:value-type="string">
            <text:p text:style-name="P7"><draw:frame draw:style-name="fr1" draw:name="Object29" text:anchor-type="as-char" svg:y="-0.2445in" svg:width="1.5091in" svg:height="0.3937in" draw:z-index="25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7">a = 8, b = 2, d = 2</text:p>
          </table:table-cell>
          <table:table-cell table:style-name="Table1.A2" office:value-type="string">
            <text:p text:style-name="P7">a &gt; b<text:span text:style-name="T1">d</text:span></text:p>
          </table:table-cell>
          <table:table-cell table:style-name="Table1.D2" office:value-type="string">
            <text:p text:style-name="P7">T(n) = <draw:frame draw:style-name="fr1" draw:name="Object22" text:anchor-type="as-char" svg:y="-0.1752in" svg:width="0.6547in" svg:height="0.2228in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= O(n<text:span text:style-name="T1">3</text:span><text:span text:style-name="T2">)</text:span></text:p>
          </table:table-cell>
        </table:table-row>
        <table:table-row>
          <table:table-cell table:style-name="Table1.A2" office:value-type="string">
            <text:p text:style-name="P5">Strassen's matrix multiplication</text:p>
          </table:table-cell>
          <table:table-cell table:style-name="Table1.A2" office:value-type="string">
            <text:p text:style-name="P7"><draw:frame draw:style-name="fr1" draw:name="Object30" text:anchor-type="as-char" svg:y="-0.2445in" svg:width="1.5071in" svg:height="0.3937in" draw:z-index="28"><draw:object xlink:href="./Object 30" xlink:type="simple" xlink:show="embed" xlink:actuate="onLoad"/><draw:image xlink:href="./ObjectReplacements/Object 30" xlink:type="simple" xlink:show="embed" xlink:actuate="onLoad"/></draw:frame></text:p>
            <text:p text:style-name="P7">a = 7, b = 2, d = 2</text:p>
          </table:table-cell>
          <table:table-cell table:style-name="Table1.A2" office:value-type="string">
            <text:p text:style-name="P7">a &gt; b<text:span text:style-name="T1">d</text:span></text:p>
          </table:table-cell>
          <table:table-cell table:style-name="Table1.D2" office:value-type="string">
            <text:p text:style-name="P7">T(n) = <draw:frame draw:style-name="fr1" draw:name="Object23" text:anchor-type="as-char" svg:y="-0.1752in" svg:width="0.6547in" svg:height="0.2228in" draw:z-index="29"><draw:object xlink:href="./Object 23" xlink:type="simple" xlink:show="embed" xlink:actuate="onLoad"/><draw:image xlink:href="./ObjectReplacements/Object 23" xlink:type="simple" xlink:show="embed" xlink:actuate="onLoad"/></draw:frame>= O(n<text:span text:style-name="T1">2.81</text:span><text:span text:style-name="T2">)</text:span></text:p>
          </table:table-cell>
        </table:table-row>
        <table:table-row>
          <table:table-cell table:style-name="Table1.A2" office:value-type="string">
            <text:p text:style-name="P5">Fictitious example</text:p>
          </table:table-cell>
          <table:table-cell table:style-name="Table1.A2" office:value-type="string">
            <text:p text:style-name="P7"><draw:frame draw:style-name="fr1" draw:name="Object25" text:anchor-type="as-char" svg:y="-0.2445in" svg:width="1.5075in" svg:height="0.3937in" draw:z-index="30"><draw:object xlink:href="./Object 25" xlink:type="simple" xlink:show="embed" xlink:actuate="onLoad"/><draw:image xlink:href="./ObjectReplacements/Object 25" xlink:type="simple" xlink:show="embed" xlink:actuate="onLoad"/></draw:frame></text:p>
            <text:p text:style-name="P7">a = 2, b = 2, d = 2</text:p>
          </table:table-cell>
          <table:table-cell table:style-name="Table1.A2" office:value-type="string">
            <text:p text:style-name="P7">a &lt; b<text:span text:style-name="T1">d</text:span></text:p>
          </table:table-cell>
          <table:table-cell table:style-name="Table1.D2" office:value-type="string">
            <text:p text:style-name="P7">T(n) = O(n<text:span text:style-name="T1">2</text:span><text:span text:style-name="T2">)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08T08:07:20</meta:creation-date>
    <dc:date>2013-08-26T01:09:53</dc:date>
    <meta:editing-duration>PT14H9M29S</meta:editing-duration>
    <meta:editing-cycles>30</meta:editing-cycles>
    <meta:generator>LibreOffice/4.0.2.2$Linux_x86 LibreOffice_project/400m0$Build-2</meta:generator>
    <dc:creator>Kempa </dc:creator>
    <meta:document-statistic meta:table-count="1" meta:image-count="0" meta:object-count="33" meta:page-count="3" meta:paragraph-count="109" meta:word-count="871" meta:character-count="3916" meta:non-whitespace-character-count="3166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n>0</mn>
            </mrow>
          </mrow>
          <mrow>
            <msub>
              <mi>log</mi>
              <mrow>
                <mi>b</mi>
              </mrow>
            </msub>
            <mi>n</mi>
          </mrow>
        </munderover>
        <mrow>
          <msup>
            <mrow>
              <mo stretchy="false">(</mo>
              <mrow>
                <mfrac>
                  <mi>a</mi>
                  <msup>
                    <mi>b</mi>
                    <mi>d</mi>
                  </msup>
                </mfrac>
              </mrow>
              <mo stretchy="false">)</mo>
            </mrow>
            <mi>j</mi>
          </msup>
        </mrow>
      </mrow>
    </mrow>
    <annotation encoding="StarMath 5.0">sum from{j = 0} to{log_{b} n} {(a over b^d)^j }</annotation>
  </semantics>
</math>
</file>

<file path=Object 10/content.xml><?xml version="1.0" encoding="utf-8"?>
<math xmlns="http://www.w3.org/1998/Math/MathML">
  <semantics>
    <mrow>
      <mi>c</mi>
      <msup>
        <mi>n</mi>
        <mi>d</mi>
      </msup>
      <mfrac>
        <mrow>
          <msup>
            <mi>r</mi>
            <mrow>
              <mo stretchy="false">(</mo>
              <mrow>
                <msub>
                  <mi>log</mi>
                  <mi>b</mi>
                </msub>
                <mrow>
                  <mi>n</mi>
                  <mo stretchy="false">+</mo>
                  <mn>1</mn>
                </mrow>
              </mrow>
              <mo stretchy="false">)</mo>
            </mrow>
          </msup>
        </mrow>
        <mrow>
          <mrow>
            <mi>r</mi>
            <mo stretchy="false">−</mo>
            <mn>1</mn>
          </mrow>
        </mrow>
      </mfrac>
    </mrow>
    <annotation encoding="StarMath 5.0">c n^d {r^(log_b n + 1) } over {r - 1}</annotation>
  </semantics>
</math>
</file>

<file path=Object 11/content.xml><?xml version="1.0" encoding="utf-8"?>
<math xmlns="http://www.w3.org/1998/Math/MathML">
  <semantics>
    <mrow>
      <mi>c</mi>
      <msup>
        <mi>n</mi>
        <mi>d</mi>
      </msup>
      <msup>
        <mi>r</mi>
        <mrow>
          <mo stretchy="false">(</mo>
          <mrow>
            <msub>
              <mi>log</mi>
              <mi>b</mi>
            </msub>
            <mi>n</mi>
          </mrow>
          <mo stretchy="false">)</mo>
        </mrow>
      </msup>
      <mfrac>
        <mi>r</mi>
        <mrow>
          <mrow>
            <mi>r</mi>
            <mo stretchy="false">−</mo>
            <mn>1</mn>
          </mrow>
        </mrow>
      </mfrac>
    </mrow>
    <annotation encoding="StarMath 5.0">c n^d r^(log_b n) r over {r - 1}</annotation>
  </semantics>
</math>
</file>

<file path=Object 12/content.xml><?xml version="1.0" encoding="utf-8"?>
<math xmlns="http://www.w3.org/1998/Math/MathML">
  <semantics>
    <mrow>
      <mi>O</mi>
      <mrow>
        <mo stretchy="false">(</mo>
        <mrow>
          <msup>
            <mi>n</mi>
            <mi>d</mi>
          </msup>
          <msup>
            <mi>r</mi>
            <mrow>
              <mo stretchy="false">(</mo>
              <mrow>
                <msub>
                  <mi>log</mi>
                  <mi>b</mi>
                </msub>
                <mi>n</mi>
              </mrow>
              <mo stretchy="false">)</mo>
            </mrow>
          </msup>
        </mrow>
        <mo stretchy="false">)</mo>
      </mrow>
    </mrow>
    <annotation encoding="StarMath 5.0">O(n^d r^(log_b n))</annotation>
  </semantics>
</math>
</file>

<file path=Object 13/content.xml><?xml version="1.0" encoding="utf-8"?>
<math xmlns="http://www.w3.org/1998/Math/MathML">
  <semantics>
    <mrow>
      <mi>O</mi>
      <mrow>
        <mo stretchy="false">(</mo>
        <mrow>
          <msup>
            <mi>n</mi>
            <mi>d</mi>
          </msup>
          <msup>
            <mrow>
              <mo stretchy="false">(</mo>
              <mrow>
                <mfrac>
                  <mi>a</mi>
                  <msup>
                    <mi>b</mi>
                    <mi>d</mi>
                  </msup>
                </mfrac>
              </mrow>
              <mo stretchy="false">)</mo>
            </mrow>
            <mrow>
              <mo stretchy="false">(</mo>
              <mrow>
                <msub>
                  <mi>log</mi>
                  <mi>b</mi>
                </msub>
                <mi>n</mi>
              </mrow>
              <mo stretchy="false">)</mo>
            </mrow>
          </msup>
        </mrow>
        <mo stretchy="false">)</mo>
      </mrow>
    </mrow>
    <annotation encoding="StarMath 5.0">O(n^d (a over b^d)^(log_b n))</annotation>
  </semantics>
</math>
</file>

<file path=Object 14/content.xml><?xml version="1.0" encoding="utf-8"?>
<math xmlns="http://www.w3.org/1998/Math/MathML">
  <semantics>
    <mrow>
      <msup>
        <mi>a</mi>
        <mrow>
          <msub>
            <mi>log</mi>
            <mi>b</mi>
          </msub>
          <mi>n</mi>
        </mrow>
      </msup>
    </mrow>
    <annotation encoding="StarMath 5.0">a ^{log_b n}</annotation>
  </semantics>
</math>
</file>

<file path=Object 15/content.xml><?xml version="1.0" encoding="utf-8"?>
<math xmlns="http://www.w3.org/1998/Math/MathML">
  <semantics>
    <mrow>
      <msup>
        <mi>a</mi>
        <mrow>
          <msub>
            <mi>log</mi>
            <mi>b</mi>
          </msub>
          <mi>n</mi>
        </mrow>
      </msup>
    </mrow>
    <annotation encoding="StarMath 5.0">a ^{log_b n}</annotation>
  </semantics>
</math>
</file>

<file path=Object 16/content.xml><?xml version="1.0" encoding="utf-8"?>
<math xmlns="http://www.w3.org/1998/Math/MathML">
  <semantics>
    <mrow>
      <mi>O</mi>
      <mrow>
        <mo stretchy="false">(</mo>
        <mrow>
          <msup>
            <mi>a</mi>
            <mrow>
              <msub>
                <mi>log</mi>
                <mi>b</mi>
              </msub>
              <mi>n</mi>
            </mrow>
          </msup>
        </mrow>
        <mo stretchy="false">)</mo>
      </mrow>
    </mrow>
    <annotation encoding="StarMath 5.0">O(a ^{log_b n})</annotation>
  </semantics>
</math>
</file>

<file path=Object 17/content.xml><?xml version="1.0" encoding="utf-8"?>
<math xmlns="http://www.w3.org/1998/Math/MathML">
  <semantics>
    <mrow>
      <msup>
        <mi>a</mi>
        <mi>j</mi>
      </msup>
    </mrow>
    <annotation encoding="StarMath 5.0">a^j</annotation>
  </semantics>
</math>
</file>

<file path=Object 1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sub>
                <mi>log</mi>
                <mi>b</mi>
              </msub>
              <mi>a</mi>
            </mrow>
          </msup>
        </mrow>
        <mo stretchy="false">)</mo>
      </mrow>
    </mrow>
    <annotation encoding="StarMath 5.0">O(n ^{log_b a})</annotation>
  </semantics>
</math>
</file>

<file path=Object 1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o stretchy="false">(</mo>
              <mrow>
                <msub>
                  <mi>log</mi>
                  <mi>b</mi>
                </msub>
                <mi>a</mi>
              </mrow>
              <mo stretchy="false">)</mo>
            </mrow>
          </msup>
        </mrow>
        <mo stretchy="false">)</mo>
      </mrow>
    </mrow>
    <annotation encoding="StarMath 5.0">O(n^(log_b a))</annotation>
  </semantics>
</math>
</file>

<file path=Object 20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sub>
                <mi>log</mi>
                <mn>2</mn>
              </msub>
              <mn>4</mn>
            </mrow>
          </msup>
        </mrow>
        <mo stretchy="false">)</mo>
      </mrow>
    </mrow>
    <annotation encoding="StarMath 5.0">O(n^{log_2 4})</annotation>
  </semantics>
</math>
</file>

<file path=Object 21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sub>
                <mi>log</mi>
                <mn>2</mn>
              </msub>
              <mn>3</mn>
            </mrow>
          </msup>
        </mrow>
        <mo stretchy="false">)</mo>
      </mrow>
    </mrow>
    <annotation encoding="StarMath 5.0">O(n^{log_2 3})</annotation>
  </semantics>
</math>
</file>

<file path=Object 22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sub>
                <mi>log</mi>
                <mn>2</mn>
              </msub>
              <mn>8</mn>
            </mrow>
          </msup>
        </mrow>
        <mo stretchy="false">)</mo>
      </mrow>
    </mrow>
    <annotation encoding="StarMath 5.0">O(n^{log_2 8})</annotation>
  </semantics>
</math>
</file>

<file path=Object 23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sub>
                <mi>log</mi>
                <mn>2</mn>
              </msub>
              <mn>7</mn>
            </mrow>
          </msup>
        </mrow>
        <mo stretchy="false">)</mo>
      </mrow>
    </mrow>
    <annotation encoding="StarMath 5.0">O(n^{log_2 7})</annotation>
  </semantics>
</math>
</file>

<file path=Object 24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n>2T</mn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i>n</mi>
        </mrow>
        <mo stretchy="false">)</mo>
      </mrow>
    </mrow>
    <annotation encoding="StarMath 5.0">T(n) leslant 2T(n over 2) + O(n)</annotation>
  </semantics>
</math>
</file>

<file path=Object 25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n>2T</mn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leslant 2T(n over 2)  + O(n^2)</annotation>
  </semantics>
</math>
</file>

<file path=Object 26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i>T</mi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n>1</mn>
        </mrow>
        <mo stretchy="false">)</mo>
      </mrow>
    </mrow>
    <annotation encoding="StarMath 5.0">T(n) leslant T(n over 2) + O(1)</annotation>
  </semantics>
</math>
</file>

<file path=Object 27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n>4T</mn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i>n</mi>
        </mrow>
        <mo stretchy="false">)</mo>
      </mrow>
    </mrow>
    <annotation encoding="StarMath 5.0">T(n) leslant 4T(n over 2)  + O(n)</annotation>
  </semantics>
</math>
</file>

<file path=Object 28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n>3T</mn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i>n</mi>
        </mrow>
        <mo stretchy="false">)</mo>
      </mrow>
    </mrow>
    <annotation encoding="StarMath 5.0">T(n) leslant 3T(n over 2)  + O(n)</annotation>
  </semantics>
</math>
</file>

<file path=Object 29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n>8T</mn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leslant 8T(n over 2)  + O(n^2)</annotation>
  </semantics>
</math>
</file>

<file path=Object 30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n>7T</mn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leslant 7T(n over 2)  + O(n^2)</annotation>
  </semantics>
</math>
</file>

<file path=Object 3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≤</mo>
        <mi>a</mi>
      </mrow>
      <mi>T</mi>
      <mrow>
        <mfenced open="(" close=")">
          <mrow>
            <mfrac>
              <mi>n</mi>
              <mi>b</mi>
            </mfrac>
          </mrow>
        </mfenced>
        <mo stretchy="false">+</mo>
        <mi>O</mi>
      </mrow>
      <mrow>
        <mo stretchy="false">(</mo>
        <mrow>
          <msup>
            <mi>n</mi>
            <mi>d</mi>
          </msup>
        </mrow>
        <mo stretchy="false">)</mo>
      </mrow>
    </mrow>
    <annotation encoding="StarMath 5.0">T(n) le a T left(n over b right) + O(n^d)</annotation>
  </semantics>
</math>
</file>

<file path=Object 3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⩽</mo>
        <mi>T</mi>
      </mrow>
      <mrow>
        <mrow>
          <mo stretchy="false">(</mo>
          <mrow>
            <mfrac>
              <mi>n</mi>
              <mn>2</mn>
            </mfrac>
          </mrow>
          <mo stretchy="false">)</mo>
        </mrow>
        <mo stretchy="false">+</mo>
        <mi>O</mi>
      </mrow>
      <mrow>
        <mo stretchy="false">(</mo>
        <mrow>
          <mi>n</mi>
        </mrow>
        <mo stretchy="false">)</mo>
      </mrow>
    </mrow>
    <annotation encoding="StarMath 5.0">T(n) leslant T(n over 2) + O(n)</annotation>
  </semantics>
</math>
</file>

<file path=Object 33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O</mi>
                    <mrow>
                      <mo stretchy="false">(</mo>
                      <mrow>
                        <msup>
                          <mi>n</mi>
                          <mi>d</mi>
                        </msup>
                        <mi>log</mi>
                        <mi>n</mi>
                      </mrow>
                      <mo stretchy="false">)</mo>
                    </mrow>
                  </mrow>
                </mtd>
                <mtd>
                  <mrow>
                    <mi mathvariant="italic">if</mi>
                    <mrow>
                      <mi>a</mi>
                      <mo stretchy="false">=</mo>
                      <msup>
                        <mi>b</mi>
                        <mi>d</mi>
                      </msup>
                    </mrow>
                  </mrow>
                </mtd>
              </mtr>
              <mtr>
                <mtd>
                  <mrow>
                    <mi>O</mi>
                    <mrow>
                      <mo stretchy="false">(</mo>
                      <mrow>
                        <msup>
                          <mi>n</mi>
                          <mi>d</mi>
                        </msup>
                      </mrow>
                      <mo stretchy="false">)</mo>
                    </mrow>
                  </mrow>
                </mtd>
                <mtd>
                  <mrow>
                    <mi mathvariant="italic">if</mi>
                    <mrow>
                      <mi>a</mi>
                      <mo stretchy="false">&lt;</mo>
                      <msup>
                        <mi>b</mi>
                        <mi>d</mi>
                      </msup>
                    </mrow>
                  </mrow>
                </mtd>
              </mtr>
              <mtr>
                <mtd>
                  <mrow>
                    <mi>O</mi>
                    <mrow>
                      <mo stretchy="false">(</mo>
                      <mrow>
                        <msup>
                          <mi>n</mi>
                          <mrow>
                            <msub>
                              <mi>log</mi>
                              <mi>b</mi>
                            </msub>
                            <mi>a</mi>
                          </mrow>
                        </msup>
                      </mrow>
                      <mo stretchy="false">)</mo>
                    </mrow>
                  </mrow>
                </mtd>
                <mtd>
                  <mrow>
                    <mi mathvariant="italic">if</mi>
                    <mrow>
                      <mi>a</mi>
                      <mo stretchy="false">&gt;</mo>
                      <msup>
                        <mi>b</mi>
                        <mi>d</mi>
                      </msup>
                    </mrow>
                  </mrow>
                </mtd>
              </mtr>
            </mtable>
          </mrow>
        </mrow>
      </mrow>
    </mrow>
    <annotation encoding="StarMath 5.0">T(n) = left lbrace matrix {
O(n^d log n) # if a = b^d ##
O(n^d) # if a &lt; b^d ##
O(n^{log_b a}) # if a &gt; b^d
} right none</annotation>
  </semantics>
</math>
</file>

<file path=Object 34/content.xml><?xml version="1.0" encoding="utf-8"?>
<math xmlns="http://www.w3.org/1998/Math/MathML">
  <semantics>
    <mrow>
      <mfenced open="(" close=")">
        <mrow>
          <mfrac>
            <mi>n</mi>
            <msup>
              <mi>b</mi>
              <mi>j</mi>
            </msup>
          </mfrac>
        </mrow>
      </mfenced>
    </mrow>
    <annotation encoding="StarMath 5.0">left(n over b^j right )</annotation>
  </semantics>
</math>
</file>

<file path=Object 35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c</mi>
      </mrow>
      <msup>
        <mi>n</mi>
        <mi>d</mi>
      </msup>
      <mrow>
        <mrow>
          <munderover>
            <mo stretchy="false">∑</mo>
            <mrow>
              <mi>j</mi>
              <mo stretchy="false">=</mo>
              <mn>0</mn>
            </mrow>
            <mrow>
              <msub>
                <mi>log</mi>
                <mrow>
                  <mi>b</mi>
                </mrow>
              </msub>
              <mi>n</mi>
            </mrow>
          </munderover>
          <msup>
            <mfenced open="(" close=")">
              <mrow>
                <mfrac>
                  <mi>a</mi>
                  <msup>
                    <mi>b</mi>
                    <mi>d</mi>
                  </msup>
                </mfrac>
              </mrow>
            </mfenced>
            <mi>j</mi>
          </msup>
        </mrow>
        <mo stretchy="false">=</mo>
        <mi>c</mi>
      </mrow>
      <msup>
        <mi>n</mi>
        <mi>d</mi>
      </msup>
      <mrow>
        <mrow>
          <munderover>
            <mo stretchy="false">∑</mo>
            <mrow>
              <mi>j</mi>
              <mo stretchy="false">=</mo>
              <mn>0</mn>
            </mrow>
            <mrow>
              <msub>
                <mi>log</mi>
                <mrow>
                  <mi>b</mi>
                </mrow>
              </msub>
              <mi>n</mi>
            </mrow>
          </munderover>
          <mn>1</mn>
        </mrow>
        <mo stretchy="false">=</mo>
        <mi>c</mi>
      </mrow>
      <msup>
        <mi>n</mi>
        <mi>d</mi>
      </msup>
      <mrow>
        <mfenced open="(" close=")">
          <mrow>
            <msub>
              <mi>log</mi>
              <mrow>
                <mi>b</mi>
              </mrow>
            </msub>
            <mrow>
              <mi>n</mi>
              <mo stretchy="false">+</mo>
              <mn>1</mn>
            </mrow>
          </mrow>
        </mfenced>
        <mo stretchy="false">=</mo>
        <mi>O</mi>
      </mrow>
      <mfenced open="(" close=")">
        <mrow>
          <msup>
            <mi>n</mi>
            <mi>d</mi>
          </msup>
          <mi>log</mi>
          <mi>n</mi>
        </mrow>
      </mfenced>
    </mrow>
    <annotation encoding="StarMath 5.0">T(n) = c n^d sum from j = 0 to {log_{b}n} left (a over b^d right)^j = c n^d sum from j = 0 to {log_{b}n} 1 = c n^d left ( log_{b} n + 1 right ) = O left (n^d log n right )</annotation>
  </semantics>
</math>
</file>

<file path=Object 4/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n>0</mn>
            </mrow>
          </mrow>
          <mrow>
            <msub>
              <mi>log</mi>
              <mrow>
                <mi>b</mi>
              </mrow>
            </msub>
            <mi>n</mi>
          </mrow>
        </munderover>
        <mrow>
          <msup>
            <mrow>
              <mo stretchy="false">(</mo>
              <mrow>
                <mfrac>
                  <mi>a</mi>
                  <msup>
                    <mi>b</mi>
                    <mi>d</mi>
                  </msup>
                </mfrac>
              </mrow>
              <mo stretchy="false">)</mo>
            </mrow>
            <mi>j</mi>
          </msup>
        </mrow>
      </mrow>
    </mrow>
    <annotation encoding="StarMath 5.0">sum from{j = 0} to{log_{b} n} {(a over b^d)^j }</annotation>
  </semantics>
</math>
</file>

<file path=Object 5/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n>0</mn>
            </mrow>
          </mrow>
          <mrow>
            <msub>
              <mi>log</mi>
              <mrow>
                <mi>b</mi>
              </mrow>
            </msub>
            <mi>n</mi>
          </mrow>
        </munderover>
        <mrow>
          <msup>
            <mi>r</mi>
            <mi>j</mi>
          </msup>
        </mrow>
      </mrow>
    </mrow>
    <annotation encoding="StarMath 5.0">sum from{j = 0} to{log_{b} n} {r^j }</annotation>
  </semantics>
</math>
</file>

<file path=Object 6/content.xml><?xml version="1.0" encoding="utf-8"?>
<math xmlns="http://www.w3.org/1998/Math/MathML">
  <semantics>
    <mrow>
      <mfrac>
        <mn>1</mn>
        <mrow>
          <mo stretchy="false">(</mo>
          <mrow>
            <mrow>
              <mn>1</mn>
              <mo stretchy="false">−</mo>
              <mi>r</mi>
            </mrow>
          </mrow>
          <mo stretchy="false">)</mo>
        </mrow>
      </mfrac>
    </mrow>
    <annotation encoding="StarMath 5.0">1 over (1 - r)</annotation>
  </semantics>
</math>
</file>

<file path=Object 7/content.xml><?xml version="1.0" encoding="utf-8"?>
<math xmlns="http://www.w3.org/1998/Math/MathML">
  <semantics>
    <mrow>
      <mi>c</mi>
      <msup>
        <mi>n</mi>
        <mi>d</mi>
      </msup>
      <mrow>
        <munderover>
          <mo stretchy="false">∑</mo>
          <mrow>
            <mrow>
              <mi>j</mi>
              <mo stretchy="false">=</mo>
              <mn>0</mn>
            </mrow>
          </mrow>
          <mrow>
            <msub>
              <mi>log</mi>
              <mrow>
                <mi>b</mi>
              </mrow>
            </msub>
            <mi>n</mi>
          </mrow>
        </munderover>
        <mrow>
          <msup>
            <mrow>
              <mo stretchy="false">(</mo>
              <mrow>
                <mfrac>
                  <mi>a</mi>
                  <msup>
                    <mi>b</mi>
                    <mi>d</mi>
                  </msup>
                </mfrac>
              </mrow>
              <mo stretchy="false">)</mo>
            </mrow>
            <mi>j</mi>
          </msup>
        </mrow>
      </mrow>
    </mrow>
    <annotation encoding="StarMath 5.0">c n^d sum from{j = 0} to{log_{b} n} {(a over b^d)^j }</annotation>
  </semantics>
</math>
</file>

<file path=Object 8/content.xml><?xml version="1.0" encoding="utf-8"?>
<math xmlns="http://www.w3.org/1998/Math/MathML">
  <semantics>
    <mrow>
      <mi>c</mi>
      <msup>
        <mi>n</mi>
        <mi>d</mi>
      </msup>
      <mrow>
        <munderover>
          <mo stretchy="false">∑</mo>
          <mrow>
            <mrow>
              <mi>j</mi>
              <mo stretchy="false">=</mo>
              <mn>0</mn>
            </mrow>
          </mrow>
          <mrow>
            <msub>
              <mi>log</mi>
              <mrow>
                <mi>b</mi>
              </mrow>
            </msub>
            <mi>n</mi>
          </mrow>
        </munderover>
        <mrow>
          <msup>
            <mi>r</mi>
            <mi>j</mi>
          </msup>
        </mrow>
      </mrow>
    </mrow>
    <annotation encoding="StarMath 5.0">c n^d sum from{j = 0} to{log_{b} n} {r^j }</annotation>
  </semantics>
</math>
</file>

<file path=Object 9/content.xml><?xml version="1.0" encoding="utf-8"?>
<math xmlns="http://www.w3.org/1998/Math/MathML">
  <semantics>
    <mrow>
      <mi>c</mi>
      <msup>
        <mi>n</mi>
        <mi>d</mi>
      </msup>
      <mfrac>
        <mrow>
          <mrow>
            <msup>
              <mi>r</mi>
              <mrow>
                <mo stretchy="false">(</mo>
                <mrow>
                  <msub>
                    <mi>log</mi>
                    <mi>b</mi>
                  </msub>
                  <mrow>
                    <mi>n</mi>
                    <mo stretchy="false">+</mo>
                    <mn>1</mn>
                  </mrow>
                </mrow>
                <mo stretchy="false">)</mo>
              </mrow>
            </msup>
            <mo stretchy="false">−</mo>
            <mn>1</mn>
          </mrow>
        </mrow>
        <mrow>
          <mrow>
            <mi>r</mi>
            <mo stretchy="false">−</mo>
            <mn>1</mn>
          </mrow>
        </mrow>
      </mfrac>
    </mrow>
    <annotation encoding="StarMath 5.0">c n^d {r^(log_b n + 1) - 1} over {r - 1}</annotation>
  </semantics>
</math>
</file>